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65.71mm" svg:y="0mm">
            <loext:p draw:notify-on-update-of-ranges="Sheet1.A1:Sheet1.A1 Sheet1.A2:Sheet1.A62 Sheet1.B1:Sheet1.B1 Sheet1.B2:Sheet1.B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[cm]</text:p>
          </table:table-cell>
          <table:table-cell office:value-type="string" calcext:value-type="string">
            <text:p>t[ns]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(15/15.8+[.A2]/15.8)+(SQRT((20.3)^2+[.A2]^2)/30)" office:value-type="float" office:value="0.841354727673041" calcext:value-type="float">
            <text:p>0.8413547277</text:p>
          </table:table-cell>
        </table:table-row>
        <table:table-row table:style-name="ro1">
          <table:table-cell office:value-type="float" office:value="-14.5" calcext:value-type="float">
            <text:p>-14.5</text:p>
          </table:table-cell>
          <table:table-cell table:formula="of:=(15/15.8+[.A3]/15.8)+(SQRT((20.3)^2+[.A3]^2)/30)" office:value-type="float" office:value="0.863203678767707" calcext:value-type="float">
            <text:p>0.863203678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(15/15.8+[.A4]/15.8)+(SQRT((20.3)^2+[.A4]^2)/30)" office:value-type="float" office:value="0.885273837084905" calcext:value-type="float">
            <text:p>0.8852738371</text:p>
          </table:table-cell>
        </table:table-row>
        <table:table-row table:style-name="ro1">
          <table:table-cell office:value-type="float" office:value="-13.5" calcext:value-type="float">
            <text:p>-13.5</text:p>
          </table:table-cell>
          <table:table-cell table:formula="of:=(15/15.8+[.A5]/15.8)+(SQRT((20.3)^2+[.A5]^2)/30)" office:value-type="float" office:value="0.90757302221242" calcext:value-type="float">
            <text:p>0.907573022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(15/15.8+[.A6]/15.8)+(SQRT((20.3)^2+[.A6]^2)/30)" office:value-type="float" office:value="0.930109226103527" calcext:value-type="float">
            <text:p>0.9301092261</text:p>
          </table:table-cell>
        </table:table-row>
        <table:table-row table:style-name="ro1">
          <table:table-cell office:value-type="float" office:value="-12.5" calcext:value-type="float">
            <text:p>-12.5</text:p>
          </table:table-cell>
          <table:table-cell table:formula="of:=(15/15.8+[.A7]/15.8)+(SQRT((20.3)^2+[.A7]^2)/30)" office:value-type="float" office:value="0.952890599769474" calcext:value-type="float">
            <text:p>0.952890599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(15/15.8+[.A8]/15.8)+(SQRT((20.3)^2+[.A8]^2)/30)" office:value-type="float" office:value="0.975925437487245" calcext:value-type="float">
            <text:p>0.9759254375</text:p>
          </table:table-cell>
        </table:table-row>
        <table:table-row table:style-name="ro1">
          <table:table-cell office:value-type="float" office:value="-11.5" calcext:value-type="float">
            <text:p>-11.5</text:p>
          </table:table-cell>
          <table:table-cell table:formula="of:=(15/15.8+[.A9]/15.8)+(SQRT((20.3)^2+[.A9]^2)/30)" office:value-type="float" office:value="0.999222158366696" calcext:value-type="float">
            <text:p>0.9992221584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(15/15.8+[.A10]/15.8)+(SQRT((20.3)^2+[.A10]^2)/30)" office:value-type="float" office:value="1.02278928513948" calcext:value-type="float">
            <text:p>1.0227892851</text:p>
          </table:table-cell>
        </table:table-row>
        <table:table-row table:style-name="ro1">
          <table:table-cell office:value-type="float" office:value="-10.5" calcext:value-type="float">
            <text:p>-10.5</text:p>
          </table:table-cell>
          <table:table-cell table:formula="of:=(15/15.8+[.A11]/15.8)+(SQRT((20.3)^2+[.A11]^2)/30)" office:value-type="float" office:value="1.04663542005696" calcext:value-type="float">
            <text:p>1.046635420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(15/15.8+[.A12]/15.8)+(SQRT((20.3)^2+[.A12]^2)/30)" office:value-type="float" office:value="1.07076921781598" calcext:value-type="float">
            <text:p>1.0707692178</text:p>
          </table:table-cell>
        </table:table-row>
        <table:table-row table:style-name="ro1">
          <table:table-cell office:value-type="float" office:value="-9.5" calcext:value-type="float">
            <text:p>-9.5</text:p>
          </table:table-cell>
          <table:table-cell table:formula="of:=(15/15.8+[.A13]/15.8)+(SQRT((20.3)^2+[.A13]^2)/30)" office:value-type="float" office:value="1.09519935547069" calcext:value-type="float">
            <text:p>1.095199355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(15/15.8+[.A14]/15.8)+(SQRT((20.3)^2+[.A14]^2)/30)" office:value-type="float" office:value="1.11993449933496" calcext:value-type="float">
            <text:p>1.1199344993</text:p>
          </table:table-cell>
        </table:table-row>
        <table:table-row table:style-name="ro1">
          <table:table-cell office:value-type="float" office:value="-8.5" calcext:value-type="float">
            <text:p>-8.5</text:p>
          </table:table-cell>
          <table:table-cell table:formula="of:=(15/15.8+[.A15]/15.8)+(SQRT((20.3)^2+[.A15]^2)/30)" office:value-type="float" office:value="1.14498326893467" calcext:value-type="float">
            <text:p>1.144983268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(15/15.8+[.A16]/15.8)+(SQRT((20.3)^2+[.A16]^2)/30)" office:value-type="float" office:value="1.17035419813033" calcext:value-type="float">
            <text:p>1.1703541981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table:formula="of:=(15/15.8+[.A17]/15.8)+(SQRT((20.3)^2+[.A17]^2)/30)" office:value-type="float" office:value="1.19605569359831" calcext:value-type="float">
            <text:p>1.196055693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(15/15.8+[.A18]/15.8)+(SQRT((20.3)^2+[.A18]^2)/30)" office:value-type="float" office:value="1.22209599093236" calcext:value-type="float">
            <text:p>1.2220959909</text:p>
          </table:table-cell>
        </table:table-row>
        <table:table-row table:style-name="ro1">
          <table:table-cell office:value-type="float" office:value="-6.5" calcext:value-type="float">
            <text:p>-6.5</text:p>
          </table:table-cell>
          <table:table-cell table:formula="of:=(15/15.8+[.A19]/15.8)+(SQRT((20.3)^2+[.A19]^2)/30)" office:value-type="float" office:value="1.24848310870351" calcext:value-type="float">
            <text:p>1.248483108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(15/15.8+[.A20]/15.8)+(SQRT((20.3)^2+[.A20]^2)/30)" office:value-type="float" office:value="1.27522480089493" calcext:value-type="float">
            <text:p>1.2752248009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table:formula="of:=(15/15.8+[.A21]/15.8)+(SQRT((20.3)^2+[.A21]^2)/30)" office:value-type="float" office:value="1.30232850820523" calcext:value-type="float">
            <text:p>1.302328508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(15/15.8+[.A22]/15.8)+(SQRT((20.3)^2+[.A22]^2)/30)" office:value-type="float" office:value="1.32980130878753" calcext:value-type="float">
            <text:p>1.3298013088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table:formula="of:=(15/15.8+[.A23]/15.8)+(SQRT((20.3)^2+[.A23]^2)/30)" office:value-type="float" office:value="1.35764986905711" calcext:value-type="float">
            <text:p>1.357649869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(15/15.8+[.A24]/15.8)+(SQRT((20.3)^2+[.A24]^2)/30)" office:value-type="float" office:value="1.38588039525695" calcext:value-type="float">
            <text:p>1.3858803953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table:formula="of:=(15/15.8+[.A25]/15.8)+(SQRT((20.3)^2+[.A25]^2)/30)" office:value-type="float" office:value="1.41449858651206" calcext:value-type="float">
            <text:p>1.414498586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(15/15.8+[.A26]/15.8)+(SQRT((20.3)^2+[.A26]^2)/30)" office:value-type="float" office:value="1.44350959012903" calcext:value-type="float">
            <text:p>1.4435095901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table:formula="of:=(15/15.8+[.A27]/15.8)+(SQRT((20.3)^2+[.A27]^2)/30)" office:value-type="float" office:value="1.47291795990304" calcext:value-type="float">
            <text:p>1.472917959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(15/15.8+[.A28]/15.8)+(SQRT((20.3)^2+[.A28]^2)/30)" office:value-type="float" office:value="1.50272761817901" calcext:value-type="float">
            <text:p>1.5027276182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table:formula="of:=(15/15.8+[.A29]/15.8)+(SQRT((20.3)^2+[.A29]^2)/30)" office:value-type="float" office:value="1.53294182237531" calcext:value-type="float">
            <text:p>1.532941822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(15/15.8+[.A30]/15.8)+(SQRT((20.3)^2+[.A30]^2)/30)" office:value-type="float" office:value="1.56356313661781" calcext:value-type="float">
            <text:p>1.5635631366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(15/15.8+[.A31]/15.8)+(SQRT((20.3)^2+[.A31]^2)/30)" office:value-type="float" office:value="1.59459340904894" calcext:value-type="float">
            <text:p>1.5945934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15/15.8+[.A32]/15.8)+(SQRT((20.3)^2+[.A32]^2)/30)" office:value-type="float" office:value="1.62603375527426" calcext:value-type="float">
            <text:p>1.626033755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(15/15.8+[.A33]/15.8)+(SQRT((20.3)^2+[.A33]^2)/30)" office:value-type="float" office:value="1.65788454828944" calcext:value-type="float">
            <text:p>1.65788454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5/15.8+[.A34]/15.8)+(SQRT((20.3)^2+[.A34]^2)/30)" office:value-type="float" office:value="1.69014541509882" calcext:value-type="float">
            <text:p>1.690145415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(15/15.8+[.A35]/15.8)+(SQRT((20.3)^2+[.A35]^2)/30)" office:value-type="float" office:value="1.72281524009683" calcext:value-type="float">
            <text:p>1.7228152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5/15.8+[.A36]/15.8)+(SQRT((20.3)^2+[.A36]^2)/30)" office:value-type="float" office:value="1.75589217514104" calcext:value-type="float">
            <text:p>1.755892175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(15/15.8+[.A37]/15.8)+(SQRT((20.3)^2+[.A37]^2)/30)" office:value-type="float" office:value="1.78937365610557" calcext:value-type="float">
            <text:p>1.78937365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5/15.8+[.A38]/15.8)+(SQRT((20.3)^2+[.A38]^2)/30)" office:value-type="float" office:value="1.82325642557206" calcext:value-type="float">
            <text:p>1.823256425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(15/15.8+[.A39]/15.8)+(SQRT((20.3)^2+[.A39]^2)/30)" office:value-type="float" office:value="1.8575365611956" calcext:value-type="float">
            <text:p>1.85753656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5/15.8+[.A40]/15.8)+(SQRT((20.3)^2+[.A40]^2)/30)" office:value-type="float" office:value="1.892209509181" calcext:value-type="float">
            <text:p>1.892209509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(15/15.8+[.A41]/15.8)+(SQRT((20.3)^2+[.A41]^2)/30)" office:value-type="float" office:value="1.92727012222166" calcext:value-type="float">
            <text:p>1.9272701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5/15.8+[.A42]/15.8)+(SQRT((20.3)^2+[.A42]^2)/30)" office:value-type="float" office:value="1.96271270119259" calcext:value-type="float">
            <text:p>1.962712701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(15/15.8+[.A43]/15.8)+(SQRT((20.3)^2+[.A43]^2)/30)" office:value-type="float" office:value="1.9985310398508" calcext:value-type="float">
            <text:p>1.99853103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5/15.8+[.A44]/15.8)+(SQRT((20.3)^2+[.A44]^2)/30)" office:value-type="float" office:value="2.034718471781" calcext:value-type="float">
            <text:p>2.034718471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(15/15.8+[.A45]/15.8)+(SQRT((20.3)^2+[.A45]^2)/30)" office:value-type="float" office:value="2.0712679188301" calcext:value-type="float">
            <text:p>2.0712679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15/15.8+[.A46]/15.8)+(SQRT((20.3)^2+[.A46]^2)/30)" office:value-type="float" office:value="2.10817194029944" calcext:value-type="float">
            <text:p>2.108171940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(15/15.8+[.A47]/15.8)+(SQRT((20.3)^2+[.A47]^2)/30)" office:value-type="float" office:value="2.1454227822059" calcext:value-type="float">
            <text:p>2.14542278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15/15.8+[.A48]/15.8)+(SQRT((20.3)^2+[.A48]^2)/30)" office:value-type="float" office:value="2.18301242597843" calcext:value-type="float">
            <text:p>2.183012426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(15/15.8+[.A49]/15.8)+(SQRT((20.3)^2+[.A49]^2)/30)" office:value-type="float" office:value="2.22093263602328" calcext:value-type="float">
            <text:p>2.2209326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15/15.8+[.A50]/15.8)+(SQRT((20.3)^2+[.A50]^2)/30)" office:value-type="float" office:value="2.25917500566407" calcext:value-type="float">
            <text:p>2.259175005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(15/15.8+[.A51]/15.8)+(SQRT((20.3)^2+[.A51]^2)/30)" office:value-type="float" office:value="2.29773100104031" calcext:value-type="float">
            <text:p>2.297731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5/15.8+[.A52]/15.8)+(SQRT((20.3)^2+[.A52]^2)/30)" office:value-type="float" office:value="2.33659200262611" calcext:value-type="float">
            <text:p>2.3365920026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(15/15.8+[.A53]/15.8)+(SQRT((20.3)^2+[.A53]^2)/30)" office:value-type="float" office:value="2.37574934410759" calcext:value-type="float">
            <text:p>2.37574934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15/15.8+[.A54]/15.8)+(SQRT((20.3)^2+[.A54]^2)/30)" office:value-type="float" office:value="2.41519434843062" calcext:value-type="float">
            <text:p>2.4151943484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(15/15.8+[.A55]/15.8)+(SQRT((20.3)^2+[.A55]^2)/30)" office:value-type="float" office:value="2.45491836089834" calcext:value-type="float">
            <text:p>2.45491836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15/15.8+[.A56]/15.8)+(SQRT((20.3)^2+[.A56]^2)/30)" office:value-type="float" office:value="2.4949127792594" calcext:value-type="float">
            <text:p>2.4949127793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(15/15.8+[.A57]/15.8)+(SQRT((20.3)^2+[.A57]^2)/30)" office:value-type="float" office:value="2.53516908078213" calcext:value-type="float">
            <text:p>2.53516908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15/15.8+[.A58]/15.8)+(SQRT((20.3)^2+[.A58]^2)/30)" office:value-type="float" office:value="2.57567884635669" calcext:value-type="float">
            <text:p>2.5756788464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(15/15.8+[.A59]/15.8)+(SQRT((20.3)^2+[.A59]^2)/30)" office:value-type="float" office:value="2.61643378170609" calcext:value-type="float">
            <text:p>2.61643378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15/15.8+[.A60]/15.8)+(SQRT((20.3)^2+[.A60]^2)/30)" office:value-type="float" office:value="2.65742573581908" calcext:value-type="float">
            <text:p>2.6574257358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(15/15.8+[.A61]/15.8)+(SQRT((20.3)^2+[.A61]^2)/30)" office:value-type="float" office:value="2.69864671674239" calcext:value-type="float">
            <text:p>2.69864671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15/15.8+[.A62]/15.8)+(SQRT((20.3)^2+[.A62]^2)/30)" office:value-type="float" office:value="2.74008890488823" calcext:value-type="float">
            <text:p>2.740088904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.3957" calcext:value-type="float">
            <text:p>10.3957</text:p>
          </table:table-cell>
          <table:table-cell table:formula="of:=(15/15.8+[.A64]/15.8)+(SQRT((20.3)^2+[.A64]^2)/30)" office:value-type="float" office:value="2.36755708969397" calcext:value-type="float">
            <text:p>2.36755708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17:08:28.090161981</meta:creation-date>
    <dc:date>2019-12-21T18:01:33.379024829</dc:date>
    <meta:editing-duration>PT39S</meta:editing-duration>
    <meta:editing-cycles>1</meta:editing-cycles>
    <meta:document-statistic meta:table-count="1" meta:cell-count="126" meta:object-count="1"/>
    <meta:generator>LibreOffice/5.1.6.2$Linux_x86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5" chart:maximum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67cm" svg:y="4.201cm" style:legend-expansion="high" chart:style-name="ch2"/>
        <chart:plot-area chart:style-name="ch3" table:cell-range-address="Sheet1.A1:Sheet1.B62" chart:data-source-has-labels="row" svg:x="0.32cm" svg:y="0.18cm" svg:width="13.328cm" svg:height="8.64cm">
          <chartooo:coordinate-region svg:x="0.558cm" svg:y="0.379cm" svg:width="12.90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2" chart:label-cell-address="Sheet1.B1:Sheet1.B1" chart:class="chart:scatter">
            <chart:domain table:cell-range-address="Sheet1.A2:Sheet1.A62"/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t[ns]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5">
                <text:p>-15</text:p>
                <draw:g>
                  <svg:desc>Sheet1.A2:Sheet1.A62</svg:desc>
                </draw:g>
              </table:table-cell>
              <table:table-cell office:value-type="float" office:value="0.841354727673041">
                <text:p>0.841354727673041</text:p>
                <draw:g>
                  <svg:desc>Sheet1.B2:Sheet1.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4.5">
                <text:p>-14.5</text:p>
              </table:table-cell>
              <table:table-cell office:value-type="float" office:value="0.863203678767707">
                <text:p>0.863203678767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4">
                <text:p>-14</text:p>
              </table:table-cell>
              <table:table-cell office:value-type="float" office:value="0.885273837084905">
                <text:p>0.885273837084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3.5">
                <text:p>-13.5</text:p>
              </table:table-cell>
              <table:table-cell office:value-type="float" office:value="0.90757302221242">
                <text:p>0.90757302221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3">
                <text:p>-13</text:p>
              </table:table-cell>
              <table:table-cell office:value-type="float" office:value="0.930109226103527">
                <text:p>0.930109226103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2.5">
                <text:p>-12.5</text:p>
              </table:table-cell>
              <table:table-cell office:value-type="float" office:value="0.952890599769474">
                <text:p>0.952890599769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2">
                <text:p>-12</text:p>
              </table:table-cell>
              <table:table-cell office:value-type="float" office:value="0.975925437487245">
                <text:p>0.975925437487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1.5">
                <text:p>-11.5</text:p>
              </table:table-cell>
              <table:table-cell office:value-type="float" office:value="0.999222158366696">
                <text:p>0.999222158366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1.02278928513948">
                <text:p>1.022789285139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.5">
                <text:p>-10.5</text:p>
              </table:table-cell>
              <table:table-cell office:value-type="float" office:value="1.04663542005696">
                <text:p>1.046635420056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1.07076921781598">
                <text:p>1.070769217815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.5">
                <text:p>-9.5</text:p>
              </table:table-cell>
              <table:table-cell office:value-type="float" office:value="1.09519935547069">
                <text:p>1.09519935547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">
                <text:p>-9</text:p>
              </table:table-cell>
              <table:table-cell office:value-type="float" office:value="1.11993449933496">
                <text:p>1.11993449933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5">
                <text:p>-8.5</text:p>
              </table:table-cell>
              <table:table-cell office:value-type="float" office:value="1.14498326893467">
                <text:p>1.144983268934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">
                <text:p>-8</text:p>
              </table:table-cell>
              <table:table-cell office:value-type="float" office:value="1.17035419813033">
                <text:p>1.17035419813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.5">
                <text:p>-7.5</text:p>
              </table:table-cell>
              <table:table-cell office:value-type="float" office:value="1.19605569359831">
                <text:p>1.196055693598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">
                <text:p>-7</text:p>
              </table:table-cell>
              <table:table-cell office:value-type="float" office:value="1.22209599093236">
                <text:p>1.22209599093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5">
                <text:p>-6.5</text:p>
              </table:table-cell>
              <table:table-cell office:value-type="float" office:value="1.24848310870351">
                <text:p>1.24848310870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">
                <text:p>-6</text:p>
              </table:table-cell>
              <table:table-cell office:value-type="float" office:value="1.27522480089493">
                <text:p>1.275224800894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.5">
                <text:p>-5.5</text:p>
              </table:table-cell>
              <table:table-cell office:value-type="float" office:value="1.30232850820523">
                <text:p>1.302328508205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">
                <text:p>-5</text:p>
              </table:table-cell>
              <table:table-cell office:value-type="float" office:value="1.32980130878753">
                <text:p>1.329801308787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.5">
                <text:p>-4.5</text:p>
              </table:table-cell>
              <table:table-cell office:value-type="float" office:value="1.35764986905711">
                <text:p>1.357649869057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">
                <text:p>-4</text:p>
              </table:table-cell>
              <table:table-cell office:value-type="float" office:value="1.38588039525695">
                <text:p>1.38588039525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5">
                <text:p>-3.5</text:p>
              </table:table-cell>
              <table:table-cell office:value-type="float" office:value="1.41449858651206">
                <text:p>1.414498586512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">
                <text:p>-3</text:p>
              </table:table-cell>
              <table:table-cell office:value-type="float" office:value="1.44350959012903">
                <text:p>1.443509590129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1.47291795990304">
                <text:p>1.472917959903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">
                <text:p>-2</text:p>
              </table:table-cell>
              <table:table-cell office:value-type="float" office:value="1.50272761817901">
                <text:p>1.502727618179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5">
                <text:p>-1.5</text:p>
              </table:table-cell>
              <table:table-cell office:value-type="float" office:value="1.53294182237531">
                <text:p>1.532941822375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">
                <text:p>-1</text:p>
              </table:table-cell>
              <table:table-cell office:value-type="float" office:value="1.56356313661781">
                <text:p>1.563563136617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5">
                <text:p>-0.5</text:p>
              </table:table-cell>
              <table:table-cell office:value-type="float" office:value="1.59459340904894">
                <text:p>1.594593409048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.62603375527426">
                <text:p>1.626033755274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">
                <text:p>0.5</text:p>
              </table:table-cell>
              <table:table-cell office:value-type="float" office:value="1.65788454828944">
                <text:p>1.65788454828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.69014541509882">
                <text:p>1.690145415098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">
                <text:p>1.5</text:p>
              </table:table-cell>
              <table:table-cell office:value-type="float" office:value="1.72281524009683">
                <text:p>1.722815240096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1.75589217514104">
                <text:p>1.755892175141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5">
                <text:p>2.5</text:p>
              </table:table-cell>
              <table:table-cell office:value-type="float" office:value="1.78937365610557">
                <text:p>1.789373656105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1.82325642557206">
                <text:p>1.823256425572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5">
                <text:p>3.5</text:p>
              </table:table-cell>
              <table:table-cell office:value-type="float" office:value="1.8575365611956">
                <text:p>1.85753656119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1.892209509181">
                <text:p>1.8922095091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5">
                <text:p>4.5</text:p>
              </table:table-cell>
              <table:table-cell office:value-type="float" office:value="1.92727012222166">
                <text:p>1.927270122221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1.96271270119259">
                <text:p>1.962712701192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5">
                <text:p>5.5</text:p>
              </table:table-cell>
              <table:table-cell office:value-type="float" office:value="1.9985310398508">
                <text:p>1.99853103985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2.034718471781">
                <text:p>2.0347184717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5">
                <text:p>6.5</text:p>
              </table:table-cell>
              <table:table-cell office:value-type="float" office:value="2.0712679188301">
                <text:p>2.07126791883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2.10817194029944">
                <text:p>2.108171940299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5">
                <text:p>7.5</text:p>
              </table:table-cell>
              <table:table-cell office:value-type="float" office:value="2.1454227822059">
                <text:p>2.14542278220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2.18301242597843">
                <text:p>2.183012425978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5">
                <text:p>8.5</text:p>
              </table:table-cell>
              <table:table-cell office:value-type="float" office:value="2.22093263602328">
                <text:p>2.220932636023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  <table:table-cell office:value-type="float" office:value="2.25917500566407">
                <text:p>2.259175005664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5">
                <text:p>9.5</text:p>
              </table:table-cell>
              <table:table-cell office:value-type="float" office:value="2.29773100104031">
                <text:p>2.297731001040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2.33659200262611">
                <text:p>2.336592002626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5">
                <text:p>10.5</text:p>
              </table:table-cell>
              <table:table-cell office:value-type="float" office:value="2.37574934410759">
                <text:p>2.375749344107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2.41519434843062">
                <text:p>2.415194348430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5">
                <text:p>11.5</text:p>
              </table:table-cell>
              <table:table-cell office:value-type="float" office:value="2.45491836089834">
                <text:p>2.454918360898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">
                <text:p>12</text:p>
              </table:table-cell>
              <table:table-cell office:value-type="float" office:value="2.4949127792594">
                <text:p>2.49491277925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5">
                <text:p>12.5</text:p>
              </table:table-cell>
              <table:table-cell office:value-type="float" office:value="2.53516908078213">
                <text:p>2.535169080782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2.57567884635669">
                <text:p>2.575678846356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5">
                <text:p>13.5</text:p>
              </table:table-cell>
              <table:table-cell office:value-type="float" office:value="2.61643378170609">
                <text:p>2.616433781706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">
                <text:p>14</text:p>
              </table:table-cell>
              <table:table-cell office:value-type="float" office:value="2.65742573581908">
                <text:p>2.657425735819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5">
                <text:p>14.5</text:p>
              </table:table-cell>
              <table:table-cell office:value-type="float" office:value="2.69864671674239">
                <text:p>2.698646716742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2.74008890488823">
                <text:p>2.74008890488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